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  <style:text-properties style:font-name="Arial" fo:font-size="15pt" fo:font-weight="bold" officeooo:rsid="0021a71f" officeooo:paragraph-rsid="0027a605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5pt" fo:font-weight="bold" officeooo:rsid="0021a71f" officeooo:paragraph-rsid="0021a71f" style:font-size-asian="4.34999990463257pt" style:font-weight-asian="bold" style:font-size-complex="5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708dbd" officeooo:paragraph-rsid="00708dbd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1ba1e1" officeooo:paragraph-rsid="0099995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style="italic" fo:font-weight="bold" officeooo:rsid="009f17fc" officeooo:paragraph-rsid="009f17fc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style="italic" fo:font-weight="normal" officeooo:rsid="00a24eb9" officeooo:paragraph-rsid="00a24eb9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weight="bold" officeooo:rsid="001ba1e1" officeooo:paragraph-rsid="00a07b6e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style="italic" fo:font-weight="bold" officeooo:rsid="00a24eb9" officeooo:paragraph-rsid="00a24eb9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font-size="25pt" officeooo:paragraph-rsid="006b7008" style:font-size-asian="25pt" style:font-size-complex="25pt"/>
    </style:style>
    <style:style style:name="P10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officeooo:paragraph-rsid="00871b59"/>
    </style:style>
    <style:style style:name="P11" style:family="paragraph" style:parent-style-name="Heading_20_1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1ba1e1" officeooo:paragraph-rsid="001ba1e1" style:font-size-asian="12pt" style:font-size-complex="12pt"/>
    </style:style>
    <style:style style:name="P12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4pt" fo:font-weight="bold" officeooo:rsid="00a24eb9" officeooo:paragraph-rsid="00a24eb9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a07b6e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999958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1d4f56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2b980a" officeooo:paragraph-rsid="002b980a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4pt" style:text-underline-style="none" fo:font-weight="bold" officeooo:rsid="0021a71f" officeooo:paragraph-rsid="0021a71f" style:font-size-asian="14pt" style:font-weight-asian="bold" style:font-size-complex="14pt" style:font-weight-complex="bold"/>
    </style:style>
    <style:style style:name="P18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a24eb9" officeooo:paragraph-rsid="00a24eb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normal" officeooo:rsid="00a07b6e" officeooo:paragraph-rsid="00a07b6e" style:font-size-asian="12pt" style:font-weight-asian="normal" style:font-size-complex="12pt" style:font-weight-complex="normal"/>
    </style:style>
    <style:style style:name="P20" style:family="paragraph" style:parent-style-name="Text_20_body" style:list-style-name="L3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fo:font-weight="normal" officeooo:rsid="00999958" officeooo:paragraph-rsid="00999958" style:font-size-asian="12pt" style:font-weight-asian="normal" style:font-size-complex="12pt" style:font-weight-complex="normal"/>
    </style:style>
    <style:style style:name="P21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0999958" officeooo:paragraph-rsid="00999958" style:font-size-asian="12pt" style:font-weight-asian="normal" style:font-size-complex="12pt" style:font-weight-complex="normal"/>
    </style:style>
    <style:style style:name="P22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normal" officeooo:rsid="009ca643" officeooo:paragraph-rsid="009ca643" style:font-size-asian="12pt" style:font-weight-asian="normal" style:font-size-complex="12pt" style:font-weight-complex="normal"/>
    </style:style>
    <style:style style:name="P23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2pt" style:font-weight-asian="normal" style:font-size-complex="12pt" style:font-weight-complex="normal"/>
    </style:style>
    <style:style style:name="P24" style:family="paragraph" style:parent-style-name="Text_20_body" style:list-style-name="L6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2pt" style:font-weight-asian="normal" style:font-size-complex="12pt" style:font-weight-complex="normal"/>
    </style:style>
    <style:style style:name="P25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041881d" officeooo:paragraph-rsid="0041881d" style:font-size-asian="12pt" style:font-weight-asian="normal" style:font-size-complex="12pt" style:font-weight-complex="normal"/>
    </style:style>
    <style:style style:name="P26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b02cb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ca643" style:font-size-asian="12pt" style:font-weight-asian="bold" style:font-size-complex="12pt" style:font-weight-complex="bold"/>
    </style:style>
    <style:style style:name="P28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weight="bold" officeooo:rsid="009ca643" officeooo:paragraph-rsid="009ca643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a07b6e" officeooo:paragraph-rsid="00a07b6e" style:font-size-asian="12pt" style:font-weight-asian="bold" style:font-size-complex="12pt" style:font-weight-complex="bold"/>
    </style:style>
    <style:style style:name="P30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2pt" fo:font-style="italic" fo:font-weight="normal" officeooo:rsid="0032677e" officeooo:paragraph-rsid="0033a24c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81fb0" officeooo:paragraph-rsid="0047a5d9" style:font-size-asian="12pt" style:font-size-complex="12pt"/>
    </style:style>
    <style:style style:name="P32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81fb0" officeooo:paragraph-rsid="00381fb0" style:font-size-asian="12pt" style:font-size-complex="12pt"/>
    </style:style>
    <style:style style:name="P33" style:family="paragraph" style:parent-style-name="Text_20_body" style:list-style-name="L5">
      <style:paragraph-properties fo:margin-top="0in" fo:margin-bottom="0in" style:contextual-spacing="false" fo:line-height="100%" style:shadow="none"/>
      <style:text-properties fo:font-size="12pt" officeooo:rsid="003fe837" officeooo:paragraph-rsid="008e0f32" style:font-size-asian="12pt" style:font-size-complex="12pt"/>
    </style:style>
    <style:style style:name="P34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officeooo:rsid="00180a5e" officeooo:paragraph-rsid="0054858e" style:font-size-asian="12pt" style:font-name-complex="Times New Roman" style:font-size-complex="12pt"/>
    </style:style>
    <style:style style:name="P35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officeooo:paragraph-rsid="0054858e" style:font-size-asian="12pt" style:font-name-complex="Times New Roman" style:font-size-complex="12pt"/>
    </style:style>
    <style:style style:name="P36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officeooo:rsid="0054858e" officeooo:paragraph-rsid="0054858e" style:font-size-asian="12pt" style:font-name-complex="Times New Roman" style:font-size-complex="12pt"/>
    </style:style>
    <style:style style:name="P37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paragraph-rsid="0054858e" style:font-size-asian="12pt" style:font-style-asian="italic" style:font-name-complex="Times New Roman" style:font-size-complex="12pt"/>
    </style:style>
    <style:style style:name="P38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/>
    </style:style>
    <style:style style:name="P39" style:family="paragraph" style:parent-style-name="Text_20_body" style:list-style-name="L7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 style:font-style-complex="italic"/>
    </style:style>
    <style:style style:name="P40" style:family="paragraph">
      <loext:graphic-properties draw:fill-color="#000000"/>
      <style:paragraph-properties fo:text-align="center"/>
    </style:style>
    <style:style style:name="T1" style:family="text">
      <style:text-properties officeooo:rsid="002298c9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3ed869" style:font-weight-asian="normal" style:font-weight-complex="normal"/>
    </style:style>
    <style:style style:name="T4" style:family="text">
      <style:text-properties style:font-name="Arial" fo:font-weight="normal" officeooo:rsid="003fe837" style:font-weight-asian="normal" style:font-weight-complex="normal"/>
    </style:style>
    <style:style style:name="T5" style:family="text">
      <style:text-properties style:font-name="Arial" fo:font-weight="normal" officeooo:rsid="004859e6" style:font-weight-asian="normal" style:font-weight-complex="normal"/>
    </style:style>
    <style:style style:name="T6" style:family="text">
      <style:text-properties style:font-name="Arial" fo:font-weight="normal" officeooo:rsid="0068ab0e" style:font-weight-asian="normal" style:font-weight-complex="normal"/>
    </style:style>
    <style:style style:name="T7" style:family="text">
      <style:text-properties style:font-name="Arial" fo:font-weight="normal" officeooo:rsid="008c38c0" style:font-weight-asian="normal" style:font-weight-complex="normal"/>
    </style:style>
    <style:style style:name="T8" style:family="text">
      <style:text-properties style:font-name="Arial" fo:font-weight="normal" officeooo:rsid="00ad9706" style:font-weight-asian="normal" style:font-weight-complex="normal"/>
    </style:style>
    <style:style style:name="T9" style:family="text">
      <style:text-properties style:font-name="Arial" fo:font-weight="normal" officeooo:rsid="00bb53bb" style:font-weight-asian="normal" style:font-weight-complex="normal"/>
    </style:style>
    <style:style style:name="T10" style:family="text">
      <style:text-properties fo:color="#000000" loext:opacity="100%" style:font-name="Arial1" fo:font-size="12pt" fo:font-weight="normal" officeooo:rsid="006b7008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Arial1" fo:font-size="12pt" fo:font-weight="normal" officeooo:rsid="00871b59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Arial1" fo:font-size="14pt" fo:font-weight="bold" officeooo:rsid="006b7008" style:font-size-asian="12.25pt" style:font-weight-asian="bold" style:font-size-complex="14pt" style:font-weight-complex="bold"/>
    </style:style>
    <style:style style:name="T13" style:family="text">
      <style:text-properties fo:color="#000000" loext:opacity="100%" style:font-name="Arial1" fo:font-size="14pt" fo:font-weight="bold" officeooo:rsid="006cbe6a" style:font-size-asian="12.25pt" style:font-weight-asian="bold" style:font-size-complex="14pt" style:font-weight-complex="bold"/>
    </style:style>
    <style:style style:name="T14" style:family="text">
      <style:text-properties fo:color="#000000" loext:opacity="100%" style:font-name="Arial1" officeooo:rsid="00242f23"/>
    </style:style>
    <style:style style:name="T15" style:family="text">
      <style:text-properties fo:color="#000000" loext:opacity="100%" style:font-name="Arial1" officeooo:rsid="0027a605"/>
    </style:style>
    <style:style style:name="T16" style:family="text">
      <style:text-properties officeooo:rsid="004615f4"/>
    </style:style>
    <style:style style:name="T17" style:family="text">
      <style:text-properties officeooo:rsid="0046f9c4"/>
    </style:style>
    <style:style style:name="T18" style:family="text">
      <style:text-properties officeooo:rsid="0068ab0e"/>
    </style:style>
    <style:style style:name="T19" style:family="text">
      <style:text-properties officeooo:rsid="006903fd"/>
    </style:style>
    <style:style style:name="T20" style:family="text">
      <style:text-properties officeooo:rsid="006a8d3f"/>
    </style:style>
    <style:style style:name="T21" style:family="text">
      <style:text-properties officeooo:rsid="00716798"/>
    </style:style>
    <style:style style:name="T22" style:family="text">
      <style:text-properties officeooo:rsid="0073a4b3"/>
    </style:style>
    <style:style style:name="T23" style:family="text">
      <style:text-properties officeooo:rsid="00755ac7"/>
    </style:style>
    <style:style style:name="T24" style:family="text">
      <style:text-properties officeooo:rsid="008ab609"/>
    </style:style>
    <style:style style:name="T25" style:family="text">
      <style:text-properties officeooo:rsid="008e702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999958" style:font-weight-asian="normal" style:font-weight-complex="normal"/>
    </style:style>
    <style:style style:name="T28" style:family="text">
      <style:text-properties fo:font-weight="normal" officeooo:rsid="009d6de1" style:font-weight-asian="normal" style:font-weight-complex="normal"/>
    </style:style>
    <style:style style:name="T29" style:family="text">
      <style:text-properties fo:font-weight="normal" officeooo:rsid="009b02cb" style:font-weight-asian="normal" style:font-weight-complex="normal"/>
    </style:style>
    <style:style style:name="T30" style:family="text">
      <style:text-properties fo:font-weight="normal" officeooo:rsid="009b3e12" style:font-weight-asian="normal" style:font-weight-complex="normal"/>
    </style:style>
    <style:style style:name="T31" style:family="text">
      <style:text-properties fo:font-weight="normal" officeooo:rsid="009f69d8" style:font-weight-asian="normal" style:font-weight-complex="normal"/>
    </style:style>
    <style:style style:name="T32" style:family="text">
      <style:text-properties fo:font-weight="normal" officeooo:rsid="00a7e060" style:font-weight-asian="normal" style:font-weight-complex="normal"/>
    </style:style>
    <style:style style:name="T33" style:family="text">
      <style:text-properties fo:font-weight="normal" officeooo:rsid="00b90d90" style:font-weight-asian="normal" style:font-weight-complex="normal"/>
    </style:style>
    <style:style style:name="T34" style:family="text">
      <style:text-properties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6b7008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716798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71ded7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a5f86f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a6a25e" style:font-size-asian="12pt" style:font-weight-asian="normal" style:font-size-complex="12pt" style:font-weight-complex="normal"/>
    </style:style>
    <style:style style:name="T4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73a4b3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officeooo:rsid="006b7008" style:font-size-asian="12pt" style:font-size-complex="12pt"/>
    </style:style>
    <style:style style:name="T43" style:family="text">
      <style:text-properties fo:font-size="12pt" officeooo:rsid="00716798" style:font-size-asian="12pt" style:font-size-complex="12pt"/>
    </style:style>
    <style:style style:name="T44" style:family="text">
      <style:text-properties fo:font-size="12pt" officeooo:rsid="0071ded7" style:font-size-asian="12pt" style:font-size-complex="12pt"/>
    </style:style>
    <style:style style:name="T45" style:family="text">
      <style:text-properties officeooo:rsid="00a24eb9"/>
    </style:style>
    <style:style style:name="T46" style:family="text">
      <style:text-properties officeooo:rsid="00a6cfc0"/>
    </style:style>
    <style:style style:name="T47" style:family="text">
      <style:text-properties officeooo:rsid="00a7957a"/>
    </style:style>
    <style:style style:name="T48" style:family="text">
      <style:text-properties officeooo:rsid="00aab610"/>
    </style:style>
    <style:style style:name="T49" style:family="text">
      <style:text-properties officeooo:rsid="00b0899e"/>
    </style:style>
    <style:style style:name="T50" style:family="text">
      <style:text-properties officeooo:rsid="00b230e4"/>
    </style:style>
    <style:style style:name="T51" style:family="text">
      <style:text-properties officeooo:rsid="00ba9431"/>
    </style:style>
    <style:style style:name="T52" style:family="text">
      <style:text-properties officeooo:rsid="00bb53b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4">J</text:span><text:span text:style-name="T15">ENNIFER PERO</text:span></text:h>
      <text:h text:style-name="P10" text:outline-level="1"><text:span text:style-name="T13"><text:tab/></text:span><text:span text:style-name="T10">Clearwater, KS • jennypero@gmail.com • 316-670-7256<text:tab/></text:span></text:h>
      <text:h text:style-name="P10" text:outline-level="1"><text:span text:style-name="T11">Website: </text:span><text:span text:style-name="T10">jennycpero.rf.gd</text:span><text:span text:style-name="T12"><text:tab/></text:span></text:h>
      <text:p text:style-name="P1"><draw:line text:anchor-type="paragraph" draw:z-index="0" draw:name="Line 1" draw:style-name="gr1" draw:text-style-name="P40" svg:x1="-0.0957in" svg:y1="0.1154in" svg:x2="7.1378in" svg:y2="0.1606in"><text:p/></draw:line></text:p>
      <text:p text:style-name="P2"/>
      <text:p text:style-name="P17">Objective:</text:p>
      <text:p text:style-name="P3">Dependable <text:span text:style-name="T24">and</text:span> creative <text:span text:style-name="T24">computer science</text:span><text:span text:style-name="T21"> </text:span>student<text:span text:style-name="T46"> pursu</text:span><text:span text:style-name="T48">ing</text:span><text:span text:style-name="T23"> </text:span><text:span text:style-name="T1">data analytics </text:span><text:span text:style-name="T51">or </text:span><text:span text:style-name="T16">technical writing</text:span><text:span text:style-name="T22">.</text:span></text:p>
      <text:h text:style-name="P11" text:outline-level="1"/>
      <text:p text:style-name="P13">Education:</text:p>
      <text:p text:style-name="P7"><text:span text:style-name="T42">B</text:span><text:span text:style-name="T43">achelor’</text:span><text:span text:style-name="T44">s</text:span><text:span text:style-name="T42"> in Computer Science – Wichita State University</text:span></text:p>
      <text:p text:style-name="P8"><text:span text:style-name="T38">August</text:span><text:span text:style-name="T34"> 2021 – </text:span><text:span text:style-name="T39">present (transfer student)</text:span></text:p>
      <text:list xml:id="list3563690033" text:style-name="L1">
        <text:list-item>
          <text:p text:style-name="P18">3.814 GPA</text:p>
        </text:list-item>
        <text:list-item>
          <text:p text:style-name="P12"><text:span text:style-name="T41">H</text:span><text:span text:style-name="T40">onors College Student</text:span></text:p>
        </text:list-item>
      </text:list>
      <text:p text:style-name="P29">High School Diploma – Clearwater High School</text:p>
      <text:p text:style-name="P6">August 2016 – May 2020</text:p>
      <text:list xml:id="list2686175017" text:style-name="L2">
        <text:list-item>
          <text:p text:style-name="P19">Graduated Salutatorian, 3.9<text:span text:style-name="T45">8</text:span>3 GPA.</text:p>
        </text:list-item>
      </text:list>
      <text:p text:style-name="P4"/>
      <text:p text:style-name="P14">Experience:</text:p>
      <text:p text:style-name="P27">Student Contractor – Ennovar</text:p>
      <text:p text:style-name="P5"><text:span text:style-name="T27">A</text:span><text:span text:style-name="T26">ugust 2021 – present</text:span></text:p>
      <text:list xml:id="list1131754894" text:style-name="L3">
        <text:list-item>
          <text:p text:style-name="P20">HR Compensation Support</text:p>
          <text:list>
            <text:list-item>
              <text:p text:style-name="P28"><text:span text:style-name="T26">Assists Textron Aviation’s </text:span><text:span text:style-name="T31">C</text:span><text:span text:style-name="T26">ompensation team with various </text:span><text:span text:style-name="T32">archival tasks</text:span><text:span text:style-name="T26"> related to job descriptions and </text:span><text:span text:style-name="T28">salary information</text:span><text:span text:style-name="T26">.</text:span></text:p>
            </text:list-item>
            <text:list-item>
              <text:p text:style-name="P22">Cleans and audits salary and employee data.</text:p>
            </text:list-item>
            <text:list-item>
              <text:p text:style-name="P22">Approves Change of Status requests.</text:p>
            </text:list-item>
            <text:list-item>
              <text:p text:style-name="P22">Conducts salary bench marking research.</text:p>
            </text:list-item>
          </text:list>
        </text:list-item>
        <text:list-item>
          <text:p text:style-name="P21">Level 1 IT Support Technician</text:p>
          <text:list>
            <text:list-item>
              <text:p text:style-name="P26"><text:span text:style-name="T26">Worked face-to-face with Textron Aviation employees </text:span><text:span text:style-name="T29">in need of </text:span><text:span text:style-name="T30">IT support at the West Help Hangar</text:span><text:span text:style-name="T26">.</text:span></text:p>
            </text:list-item>
            <text:list-item>
              <text:p text:style-name="P26"><text:span text:style-name="T29">I</text:span><text:span text:style-name="T26">mprove</text:span><text:span text:style-name="T30">d</text:span><text:span text:style-name="T26"> the visualization and structure of the Help Hangar ticket metrics </text:span><text:span text:style-name="T33">in Google Sheets</text:span><text:span text:style-name="T26">. </text:span></text:p>
            </text:list-item>
          </text:list>
        </text:list-item>
      </text:list>
      <text:list xml:id="list1724369902" text:style-name="L4">
        <text:list-item>
          <text:list>
            <text:list-header>
              <text:p text:style-name="P30"/>
            </text:list-header>
          </text:list>
        </text:list-item>
      </text:list>
      <text:p text:style-name="P15">Skills <text:span text:style-name="T17">and Knowledge</text:span>:</text:p>
      <text:list xml:id="list352296837" text:style-name="L5">
        <text:list-item>
          <text:p text:style-name="P31"><text:span text:style-name="T2">Microsoft Office (</text:span><text:span text:style-name="T7">Excel, </text:span><text:span text:style-name="T2">Word</text:span><text:span text:style-name="T3">,</text:span><text:span text:style-name="T2"> PowerBI)</text:span></text:p>
        </text:list-item>
        <text:list-item>
          <text:p text:style-name="P33"><text:span text:style-name="T2">HTML </text:span><text:span text:style-name="T5">and </text:span><text:span text:style-name="T2">CSS </text:span></text:p>
        </text:list-item>
        <text:list-item>
          <text:p text:style-name="P32"><text:span text:style-name="T8">Computer </text:span><text:span text:style-name="T2">Programming (Python, </text:span><text:span text:style-name="T6">C++, </text:span><text:span text:style-name="T5">SQL</text:span><text:span text:style-name="T4">)</text:span></text:p>
        </text:list-item>
        <text:list-item>
          <text:p text:style-name="P23">Git <text:span text:style-name="T25">and </text:span><text:span text:style-name="T18">GitHub</text:span></text:p>
        </text:list-item>
        <text:list-item>
          <text:p text:style-name="P23">Linux <text:span text:style-name="T49">and</text:span> <text:span text:style-name="T49">CMD</text:span><text:span text:style-name="T20"> </text:span><text:span text:style-name="T19">command</text:span><text:span text:style-name="T49">s</text:span></text:p>
        </text:list-item>
        <text:list-item>
          <text:p text:style-name="P25"><text:span text:style-name="T50">Excellent o</text:span>ral and written communication </text:p>
        </text:list-item>
      </text:list>
      <text:list xml:id="list1932998911" text:style-name="L6">
        <text:list-item>
          <text:list>
            <text:list-header>
              <text:p text:style-name="P24"/>
            </text:list-header>
          </text:list>
        </text:list-item>
      </text:list>
      <text:p text:style-name="P16">Certificates:</text:p>
      <text:list xml:id="list2807500580" text:style-name="L7">
        <text:list-item>
          <text:p text:style-name="P34">SQL for Data Science.</text:p>
          <text:list>
            <text:list-item>
              <text:p text:style-name="P37">Coursera, University of California-Davis, 2022</text:p>
            </text:list-item>
          </text:list>
        </text:list-item>
        <text:list-item>
          <text:p text:style-name="P35">Learning Microsoft Power BI Desktop</text:p>
          <text:list>
            <text:list-item>
              <text:p text:style-name="P37">LinkedIn Learning, 2021</text:p>
            </text:list-item>
          </text:list>
        </text:list-item>
        <text:list-item>
          <text:p text:style-name="P35">Introduction to Programming Using Python.</text:p>
          <text:list>
            <text:list-item>
              <text:p text:style-name="P38">Microsoft, 2020.</text:p>
            </text:list-item>
          </text:list>
        </text:list-item>
        <text:list-item>
          <text:p text:style-name="P36">Introduction to Programming using HTML and CSS (Microsoft Technology Associate).</text:p>
          <text:list>
            <text:list-item>
              <text:p text:style-name="P39">Microsoft, 2019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5:37:33.554000000</meta:creation-date>
    <dc:date>2022-06-27T10:14:03.498000000</dc:date>
    <meta:editing-duration>PT23H26M47S</meta:editing-duration>
    <meta:editing-cycles>121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42" meta:word-count="225" meta:character-count="1484" meta:non-whitespace-character-count="1314"/>
  </office:meta>
</office:document-meta>
</file>